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465a4" draw:marker-start="Arrow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2" style:family="graphic" style:parent-style-name="standard" style:list-style-name="L1">
      <style:graphic-properties svg:stroke-width="0.053cm" svg:stroke-color="#3465a4" draw:marker-start-width="0.279cm" draw:marker-end-width="0.279cm" draw:opacity="0%" draw:textarea-horizontal-align="justify" draw:textarea-vertical-align="top" draw:auto-grow-height="false" fo:min-height="11.763cm" fo:min-width="15.831cm" fo:padding-top="0.151cm" fo:padding-bottom="0.151cm" fo:padding-left="0.276cm" fo:padding-right="0.276cm"/>
    </style:style>
    <style:style style:name="gr3" style:family="graphic" style:parent-style-name="standard">
      <style:graphic-properties draw:marker-start="Arrow" draw:marker-start-width="0.3cm" draw:marker-end="" draw:marker-end-width="0.3cm" draw:textarea-vertical-align="middle"/>
    </style:style>
    <style:style style:name="gr4" style:family="graphic" style:parent-style-name="standard">
      <style:graphic-properties svg:stroke-width="0.053cm" draw:marker-start="Arrow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width="0.028cm" svg:stroke-color="#1b1b1b" draw:marker-start-width="0.242cm" draw:marker-end-width="0.242cm" draw:opacity="0%" draw:textarea-horizontal-align="justify" draw:textarea-vertical-align="top" draw:auto-grow-height="false" fo:min-height="8.612cm" fo:min-width="3.028cm" fo:padding-top="0.139cm" fo:padding-bottom="0.139cm" fo:padding-left="0.264cm" fo:padding-right="0.264cm"/>
    </style:style>
    <style:style style:name="gr7" style:family="graphic" style:parent-style-name="standard">
      <style:graphic-properties svg:stroke-color="#1b1b1b" draw:marker-start="Arrow" draw:marker-start-width="0.3cm" draw:marker-end="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gr9" style:family="graphic" style:parent-style-name="standard">
      <style:graphic-properties svg:stroke-width="0.053cm" svg:stroke-color="#1b1b1b" draw:marker-start="Arrow" draw:marker-start-width="0.379cm" draw:marker-end="" draw:marker-end-width="0.379cm" draw:textarea-vertical-align="botto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0.9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6cm"/>
    </style:style>
    <style:style style:name="gr13" style:family="graphic" style:parent-style-name="standard">
      <style:graphic-properties svg:stroke-width="0.028cm" svg:stroke-color="#1b1b1b" draw:marker-start-width="0.242cm" draw:marker-end-width="0.242cm" draw:opacity="0%" draw:textarea-horizontal-align="justify" draw:textarea-vertical-align="middle" draw:auto-grow-height="false" fo:min-height="2.897cm" fo:min-width="4.287cm" fo:padding-top="0.139cm" fo:padding-bottom="0.139cm" fo:padding-left="0.264cm" fo:padding-right="0.264cm"/>
    </style:style>
    <style:style style:name="gr14" style:family="graphic" style:parent-style-name="objectwithoutfill">
      <style:graphic-properties svg:stroke-color="#1b1b1b" draw:marker-end="Arrow" draw:marker-end-width="0.3cm" draw:fill="solid" draw:textarea-vertical-align="middle"/>
    </style:style>
    <style:style style:name="gr15" style:family="graphic" style:parent-style-name="standard">
      <style:graphic-properties svg:stroke-width="0.053cm" svg:stroke-color="#1b1b1b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8" style:family="graphic" style:parent-style-name="standard">
      <style:graphic-properties svg:stroke-width="0.028cm" svg:stroke-color="#1b1b1b" draw:marker-start-width="0.242cm" draw:marker-end-width="0.242cm" draw:opacity="0%" draw:textarea-horizontal-align="justify" draw:textarea-vertical-align="middle" draw:auto-grow-height="false" fo:min-height="3.532cm" fo:min-width="4.298cm" fo:padding-top="0.139cm" fo:padding-bottom="0.139cm" fo:padding-left="0.264cm" fo:padding-right="0.264cm"/>
    </style:style>
    <style:style style:name="gr19" style:family="graphic" style:parent-style-name="standard">
      <style:graphic-properties svg:stroke-width="0.053cm" svg:stroke-color="#1b1b1b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fo:min-height="0.955cm"/>
    </style:style>
    <style:style style:name="gr21" style:family="graphic" style:parent-style-name="standard">
      <style:graphic-properties svg:stroke-color="#1b1b1b" draw:marker-start="Arrow" draw:marker-start-width="0.3cm" draw:textarea-vertical-align="middle"/>
    </style:style>
    <style:style style:name="gr22" style:family="graphic" style:parent-style-name="objectwithoutfill">
      <style:graphic-properties svg:stroke-color="#1b1b1b" draw:marker-start="" draw:marker-end="Arrow" draw:fill="solid" draw:textarea-vertical-align="middle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objectwithoutfill">
      <style:graphic-properties svg:stroke-color="#1b1b1b" draw:marker-end="Symmetric_20_Arrow" draw:fill="solid" draw:textarea-vertical-align="middle"/>
    </style:style>
    <style:style style:name="gr25" style:family="graphic" style:parent-style-name="standard">
      <style:graphic-properties draw:opacity="0%" draw:textarea-horizontal-align="justify" draw:textarea-vertical-align="middle" draw:auto-grow-height="false" fo:min-height="0.893cm" fo:min-width="1.405cm"/>
    </style:style>
    <style:style style:name="gr26" style:family="graphic" style:parent-style-name="standard">
      <style:graphic-properties draw:opacity="0%" draw:textarea-horizontal-align="justify" draw:textarea-vertical-align="middle" draw:auto-grow-height="false" fo:min-height="1.02cm" fo:min-width="1.151cm"/>
    </style:style>
    <style:style style:name="gr27" style:family="graphic" style:parent-style-name="objectwithoutfill">
      <style:graphic-properties svg:stroke-color="#1b1b1b" draw:fill="solid" draw:textarea-vertical-align="middle"/>
    </style:style>
    <style:style style:name="gr28" style:family="graphic" style:parent-style-name="standard">
      <style:graphic-properties svg:stroke-color="#1b1b1b" draw:opacity="0%" draw:textarea-horizontal-align="justify" draw:textarea-vertical-align="middle" draw:auto-grow-height="false" fo:min-height="0.766cm" fo:min-width="1.405cm"/>
    </style:style>
    <style:style style:name="gr29" style:family="graphic" style:parent-style-name="standard">
      <style:graphic-properties draw:marker-start="Arrow" draw:marker-start-width="0.3cm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0.475cm"/>
    </style:style>
    <style:style style:name="gr31" style:family="graphic" style:parent-style-name="objectwithoutfill">
      <style:graphic-properties svg:stroke-color="#1b1b1b" draw:marker-end="Symmetric_20_Arrow" draw:marker-end-width="0.3cm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.385cm"/>
    </style:style>
    <style:style style:name="gr33" style:family="graphic" style:parent-style-name="standard" style:list-style-name="L1">
      <style:graphic-properties svg:stroke-color="#1b1b1b" draw:opacity="0%" draw:textarea-horizontal-align="justify" draw:textarea-vertical-align="top" draw:auto-grow-height="false" fo:min-height="12.323cm" fo:min-width="10.549cm"/>
    </style:style>
    <style:style style:name="gr34" style:family="graphic" style:parent-style-name="standard">
      <style:graphic-properties svg:stroke-color="#1b1b1b" draw:opacity="0%" draw:textarea-horizontal-align="justify" draw:textarea-vertical-align="middle" draw:auto-grow-height="false" fo:min-height="9.402cm" fo:min-width="0.389cm"/>
    </style:style>
    <style:style style:name="gr35" style:family="graphic" style:parent-style-name="standard">
      <style:graphic-properties svg:stroke-color="#1b1b1b" draw:opacity="0%" draw:textarea-horizontal-align="justify" draw:textarea-vertical-align="middle" draw:auto-grow-height="false" fo:min-height="2.163cm" fo:min-width="1.532cm"/>
    </style:style>
    <style:style style:name="gr36" style:family="graphic" style:parent-style-name="standard">
      <style:graphic-properties svg:stroke-color="#1b1b1b" draw:opacity="0%" draw:textarea-horizontal-align="justify" draw:textarea-vertical-align="top" draw:auto-grow-height="false" fo:min-height="0.32cm" fo:min-width="2.916cm"/>
    </style:style>
    <style:style style:name="gr37" style:family="graphic" style:parent-style-name="objectwithoutfill">
      <style:graphic-properties svg:stroke-color="#1b1b1b" draw:marker-end="Arrow" draw:marker-end-width="0.3cm" draw:fill="solid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4.576cm"/>
    </style:style>
    <style:style style:name="gr39" style:family="graphic" style:parent-style-name="standard">
      <style:graphic-properties draw:stroke="none" svg:stroke-color="#000000" draw:fill="none" draw:fill-color="#ffffff" fo:min-height="0.637cm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319cm"/>
    </style:style>
    <style:style style:name="gr41" style:family="graphic" style:parent-style-name="standard">
      <style:graphic-properties svg:stroke-width="0.053cm" svg:stroke-color="#1b1b1b" draw:marker-start="Arrow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fo:min-height="3.052cm"/>
    </style:style>
    <style:style style:name="P1" style:family="paragraph">
      <style:paragraph-properties fo:margin-left="0cm" fo:margin-right="0cm" fo:margin-top="0.1cm" fo:margin-bottom="0.1cm" fo:line-height="100%" fo:text-align="start" fo:text-indent="0cm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.3cm" fo:margin-bottom="0.3cm" fo:line-height="100%" fo:text-align="center" fo:text-indent="0cm" style:writing-mode="lr-tb"/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opacity="0%"/>
      <style:paragraph-properties fo:margin-left="0cm" fo:margin-right="0cm" fo:margin-top="0.3cm" fo:margin-bottom="0.3cm" fo:line-height="100%" fo:text-align="center" fo:text-indent="0cm" style:writing-mode="lr-tb"/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opacity="0%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solid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loext:graphic-properties draw:opacity="0%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.2cm" fo:margin-bottom="0.2cm" fo:line-height="100%" fo:text-align="start" fo:text-indent="0cm"/>
    </style:style>
    <style:style style:name="P13" style:family="paragraph">
      <style:paragraph-properties fo:text-align="center" style:writing-mode="lr-tb"/>
      <style:text-properties fo:font-size="13pt" style:font-size-asian="13pt" style:font-size-complex="13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solid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opacity="0%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center" style:writing-mode="lr-tb"/>
      <style:text-properties fo:font-size="6pt" style:font-size-asian="6pt" style:font-size-complex="6pt"/>
    </style:style>
    <style:style style:name="P18" style:family="paragraph">
      <loext:graphic-properties draw:opacity="0%"/>
      <style:paragraph-properties fo:text-align="center" style:writing-mode="lr-tb"/>
      <style:text-properties fo:font-size="6pt" style:font-size-asian="6pt" style:font-size-complex="6pt"/>
    </style:style>
    <style:style style:name="P1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1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2" style:family="paragraph">
      <loext:graphic-properties draw:opacity="0%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26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size="13pt" style:font-size-asian="13pt" style:font-size-complex="13pt"/>
    </style:style>
    <style:style style:name="P27" style:family="paragraph">
      <style:paragraph-properties fo:margin-left="0cm" fo:margin-right="0cm" fo:margin-top="0.1cm" fo:margin-bottom="0.1cm" fo:line-height="100%" fo:text-align="start" fo:text-indent="0cm" style:writing-mode="lr-tb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op Block Diagram" draw:style-name="dp1" draw:master-page-name="Default">
        <draw:line draw:style-name="gr1" draw:text-style-name="P2" draw:layer="layout" svg:x1="2.27cm" svg:y1="8.874cm" svg:x2="8.874cm" svg:y2="8.874cm">
          <text:p text:style-name="P1"><text:span text:style-name="T1">data</text:span><text:span text:style-name="T1">_out </text:span><text:span text:style-name="T1">[255:</text:span><text:span text:style-name="T1">0]</text:span></text:p>
          <text:p text:style-name="P1"><text:span text:style-name="T1"/></text:p>
        </draw:line>
        <draw:custom-shape draw:style-name="gr2" draw:text-style-name="P4" draw:layer="layout" svg:width="16.383cm" svg:height="12.065cm" svg:x="5.572cm" svg:y="5.191cm">
          <text:p text:style-name="P3"><text:span text:style-name="T2">P</text:span><text:span text:style-name="T2">C</text:span><text:span text:style-name="T2">K</text:span><text:span text:style-name="T2">T</text:span><text:span text:style-name="T2">_</text:span><text:span text:style-name="T2">D</text:span><text:span text:style-name="T2">E</text:span><text:span text:style-name="T2">C</text:span><text:span text:style-name="T2">O</text:span><text:span text:style-name="T2">D</text:span><text:span text:style-name="T2">E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1.939cm" svg:y1="7.929cm" svg:x2="26.003cm" svg:y2="7.929cm">
          <text:p text:style-name="P5"><text:span text:style-name="T3">valid</text:span></text:p>
          <text:p text:style-name="P5"><text:span text:style-name="T3"/></text:p>
        </draw:line>
        <draw:line draw:style-name="gr3" draw:text-style-name="P2" draw:layer="layout" svg:x1="21.939cm" svg:y1="8.564cm" svg:x2="26.003cm" svg:y2="8.564cm">
          <text:p text:style-name="P5"><text:span text:style-name="T3">sop</text:span></text:p>
          <text:p text:style-name="P5"><text:span text:style-name="T3"/></text:p>
        </draw:line>
        <draw:line draw:style-name="gr3" draw:text-style-name="P2" draw:layer="layout" svg:x1="21.939cm" svg:y1="9.072cm" svg:x2="26.003cm" svg:y2="9.072cm">
          <text:p text:style-name="P5"><text:span text:style-name="T3">eop</text:span></text:p>
          <text:p text:style-name="P5"><text:span text:style-name="T3"/></text:p>
        </draw:line>
        <draw:line draw:style-name="gr3" draw:text-style-name="P2" draw:layer="layout" svg:x1="21.939cm" svg:y1="9.58cm" svg:x2="26.003cm" svg:y2="9.58cm">
          <text:p text:style-name="P5"><text:span text:style-name="T3">error</text:span></text:p>
          <text:p text:style-name="P5"><text:span text:style-name="T3"/></text:p>
        </draw:line>
        <draw:line draw:style-name="gr4" draw:text-style-name="P2" draw:layer="layout" svg:x1="21.939cm" svg:y1="10.342cm" svg:x2="26.003cm" svg:y2="10.342cm">
          <text:p text:style-name="P5"><text:span text:style-name="T3">empt</text:span><text:span text:style-name="T3">y[7:0</text:span><text:span text:style-name="T3">]</text:span></text:p>
          <text:p text:style-name="P5"><text:span text:style-name="T3"/></text:p>
        </draw:line>
        <draw:line draw:style-name="gr4" draw:text-style-name="P2" draw:layer="layout" svg:x1="21.955cm" svg:y1="11.612cm" svg:x2="26.019cm" svg:y2="11.612cm">
          <text:p text:style-name="P5"><text:span text:style-name="T3">data[</text:span><text:span text:style-name="T3">63:0]</text:span></text:p>
          <text:p text:style-name="P5"><text:span text:style-name="T3"/></text:p>
        </draw:line>
        <draw:line draw:style-name="gr5" draw:text-style-name="P2" draw:layer="layout" svg:x1="19.288cm" svg:y1="13.446cm" svg:x2="25.876cm" svg:y2="13.417cm">
          <text:p text:style-name="P5"><text:span text:style-name="T3"><text:tab/></text:span><text:span text:style-name="T3"><text:tab/></text:span><text:span text:style-name="T3">read</text:span><text:span text:style-name="T3">y_b</text:span></text:p>
          <text:p text:style-name="P5"><text:span text:style-name="T3"/></text:p>
        </draw:line>
        <draw:line draw:style-name="gr3" draw:text-style-name="P2" draw:layer="layout" svg:x1="2.27cm" svg:y1="10.884cm" svg:x2="5.572cm" svg:y2="10.884cm">
          <text:p text:style-name="P5"><text:span text:style-name="T3">valid</text:span></text:p>
          <text:p text:style-name="P5"><text:span text:style-name="T3"/></text:p>
        </draw:line>
        <draw:line draw:style-name="gr5" draw:text-style-name="P2" draw:layer="layout" svg:x1="2.27cm" svg:y1="14.084cm" svg:x2="5.572cm" svg:y2="14.084cm">
          <text:p text:style-name="P5"><text:span text:style-name="T3">read</text:span><text:span text:style-name="T3">y</text:span></text:p>
          <text:p text:style-name="P5"><text:span text:style-name="T3"/></text:p>
        </draw:line>
        <draw:custom-shape draw:style-name="gr6" draw:text-style-name="P7" draw:layer="layout" svg:width="3.556cm" svg:height="8.89cm" svg:x="15.732cm" svg:y="6.969cm">
          <text:p text:style-name="P6">FIFO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9.258cm" svg:y1="7.924cm" svg:x2="21.036cm" svg:y2="7.924cm">
          <text:p/>
        </draw:line>
        <draw:frame draw:style-name="gr8" draw:text-style-name="P8" draw:layer="layout" svg:width="1.27cm" svg:height="0.569cm" svg:x="18.018cm" svg:y="7.731cm">
          <draw:text-box>
            <text:p><text:span text:style-name="T4">wr_en</text:span></text:p>
          </draw:text-box>
        </draw:frame>
        <draw:line draw:style-name="gr9" draw:text-style-name="P5" draw:layer="layout" svg:x1="19.269cm" svg:y1="8.94cm" svg:x2="21.047cm" svg:y2="8.94cm">
          <text:p/>
        </draw:line>
        <draw:frame draw:style-name="gr10" draw:text-style-name="P8" draw:layer="layout" svg:width="1.505cm" svg:height="0.569cm" svg:x="17.783cm" svg:y="8.686cm">
          <draw:text-box>
            <text:p><text:span text:style-name="T4">wr_dat</text:span><text:span text:style-name="T4">a</text:span></text:p>
          </draw:text-box>
        </draw:frame>
        <draw:frame draw:style-name="gr11" draw:text-style-name="P8" draw:layer="layout" svg:width="1.416cm" svg:height="1.841cm" svg:x="20.177cm" svg:y="9.128cm">
          <draw:text-box>
            <text:p><text:span text:style-name="T4">{sop,</text:span></text:p>
            <text:p><text:span text:style-name="T4"><text:s/></text:span><text:span text:style-name="T4">eop, </text:span></text:p>
            <text:p><text:span text:style-name="T4"><text:s/></text:span><text:span text:style-name="T4">error,</text:span></text:p>
            <text:p><text:span text:style-name="T4"><text:s/></text:span><text:span text:style-name="T4">empty,</text:span></text:p>
            <text:p><text:span text:style-name="T4"><text:s/></text:span><text:span text:style-name="T4">data}</text:span></text:p>
          </draw:text-box>
        </draw:frame>
        <draw:frame draw:style-name="gr12" draw:text-style-name="P8" draw:layer="layout" svg:width="0.866cm" svg:height="0.569cm" svg:x="18.53cm" svg:y="13.004cm">
          <draw:text-box>
            <text:p><text:span text:style-name="T4">full</text:span></text:p>
          </draw:text-box>
        </draw:frame>
        <draw:custom-shape draw:style-name="gr13" draw:text-style-name="P7" draw:layer="layout" svg:width="4.815cm" svg:height="3.175cm" svg:x="8.885cm" svg:y="11.414cm">
          <text:p text:style-name="P6">FSM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13.7cm" svg:y1="13.065cm" svg:x2="15.732cm" svg:y2="13.065cm">
          <text:p text:style-name="P5"><text:span text:style-name="T4">read_e</text:span><text:span text:style-name="T4">n</text:span></text:p>
          <text:p text:style-name="P5"><text:span text:style-name="T4"/></text:p>
        </draw:line>
        <draw:line draw:style-name="gr15" draw:text-style-name="P10" draw:layer="layout" svg:x1="13.7cm" svg:y1="9.001cm" svg:x2="15.732cm" svg:y2="9.001cm">
          <text:p text:style-name="P5"><text:span text:style-name="T4">data</text:span></text:p>
          <text:p text:style-name="P5"><text:span text:style-name="T4"/></text:p>
        </draw:line>
        <draw:frame draw:style-name="gr8" draw:text-style-name="P8" draw:layer="layout" svg:width="1.27cm" svg:height="0.569cm" svg:x="15.732cm" svg:y="12.75cm">
          <draw:text-box>
            <text:p><text:span text:style-name="T4">rd_en</text:span></text:p>
          </draw:text-box>
        </draw:frame>
        <draw:frame draw:style-name="gr16" draw:text-style-name="P8" draw:layer="layout" svg:width="1.459cm" svg:height="0.569cm" svg:x="15.605cm" svg:y="8.686cm">
          <draw:text-box>
            <text:p><text:span text:style-name="T4">rd_dat</text:span><text:span text:style-name="T4">a</text:span></text:p>
          </draw:text-box>
        </draw:frame>
        <draw:frame draw:style-name="gr17" draw:text-style-name="P8" draw:layer="layout" svg:width="1.277cm" svg:height="0.569cm" svg:x="15.605cm" svg:y="13.766cm">
          <draw:text-box>
            <text:p><text:span text:style-name="T4">empty</text:span></text:p>
          </draw:text-box>
        </draw:frame>
        <draw:custom-shape draw:style-name="gr18" draw:text-style-name="P11" draw:layer="layout" svg:width="4.826cm" svg:height="3.81cm" svg:x="8.874cm" svg:y="6.334cm">
          <text:p text:style-name="P2"><text:span text:style-name="T3">Data Selection &amp;</text:span></text:p>
          <text:p text:style-name="P2"><text:span text:style-name="T3">Accumulator w/</text:span></text:p>
          <text:p text:style-name="P2"><text:span text:style-name="T3">data_out register</text:span>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12.384cm" svg:y1="10.144cm" svg:x2="12.384cm" svg:y2="11.414cm">
          <text:p/>
        </draw:line>
        <draw:frame draw:style-name="gr20" draw:text-style-name="P8" draw:layer="layout" svg:width="3.556cm" svg:height="1.205cm" svg:x="11.287cm" svg:y="11.414cm">
          <draw:text-box>
            <text:p><text:span text:style-name="T4">{data_i</text:span><text:span text:style-name="T4">dx,</text:span></text:p>
            <text:p><text:span text:style-name="T4"><text:s/></text:span><text:span text:style-name="T4">msg_le</text:span><text:span text:style-name="T4">n_idx,</text:span></text:p>
            <text:p><text:span text:style-name="T4"><text:s/></text:span><text:span text:style-name="T4">msg_c</text:span><text:span text:style-name="T4">nt_idx }</text:span></text:p>
          </draw:text-box>
        </draw:frame>
        <draw:line draw:style-name="gr21" draw:text-style-name="P5" draw:layer="layout" svg:x1="7.858cm" svg:y1="12.938cm" svg:x2="8.874cm" svg:y2="12.956cm">
          <text:p/>
        </draw:line>
        <draw:frame draw:style-name="gr8" draw:text-style-name="P8" draw:layer="layout" svg:width="1.778cm" svg:height="0.569cm" svg:x="8.747cm" svg:y="12.684cm">
          <draw:text-box>
            <text:p><text:span text:style-name="T4">msg_e</text:span><text:span text:style-name="T4">nd</text:span></text:p>
          </draw:text-box>
        </draw:frame>
        <draw:line draw:style-name="gr21" draw:text-style-name="P5" draw:layer="layout" svg:x1="9.509cm" svg:y1="10.144cm" svg:x2="9.509cm" svg:y2="11.414cm">
          <text:p/>
        </draw:line>
        <draw:frame draw:style-name="gr8" draw:text-style-name="P8" draw:layer="layout" svg:width="1.778cm" svg:height="0.569cm" svg:x="8.747cm" svg:y="11.414cm">
          <draw:text-box>
            <text:p><text:span text:style-name="T4">data_e</text:span><text:span text:style-name="T4">n</text:span></text:p>
          </draw:text-box>
        </draw:frame>
        <draw:line draw:style-name="gr1" draw:text-style-name="P13" draw:layer="layout" svg:x1="2.27cm" svg:y1="7.35cm" svg:x2="8.874cm" svg:y2="7.35cm">
          <text:p text:style-name="P12"><text:span text:style-name="T5">byte</text:span><text:span text:style-name="T5">_en[</text:span><text:span text:style-name="T5">31:0</text:span><text:span text:style-name="T5">]</text:span></text:p>
          <text:p text:style-name="P12"><text:span text:style-name="T5"/></text:p>
        </draw:line>
        <draw:line draw:style-name="gr22" draw:text-style-name="P14" draw:layer="layout" svg:x1="7.05cm" svg:y1="7.35cm" svg:x2="7.05cm" svg:y2="10.398cm">
          <text:p/>
        </draw:line>
        <draw:line draw:style-name="gr23" draw:text-style-name="P14" draw:layer="layout" svg:x1="6.08cm" svg:y1="10.879cm" svg:x2="5.572cm" svg:y2="10.884cm">
          <text:p/>
        </draw:line>
        <draw:line draw:style-name="gr24" draw:text-style-name="P15" draw:layer="layout" svg:x1="5.572cm" svg:y1="14.084cm" svg:x2="8.874cm" svg:y2="14.084cm">
          <text:p text:style-name="P5"><text:span text:style-name="T3"/></text:p>
          <text:p text:style-name="P5"><text:span text:style-name="T4">!stall</text:span></text:p>
        </draw:line>
        <draw:custom-shape draw:style-name="gr25" draw:text-style-name="P16" draw:layer="layout" svg:width="1.905cm" svg:height="1.143cm" svg:x="8.901cm" svg:y="15.224cm">
          <text:p text:style-name="P10"><text:span text:style-name="T4">Data Len </text:span></text:p>
          <text:p text:style-name="P10"><text:span text:style-name="T4">Counter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.651cm" svg:height="1.27cm" svg:x="6.207cm" svg:y="12.303cm">
          <text:p text:style-name="P10"><text:span text:style-name="T4">Msg Counter</text:span></text:p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9.69cm" svg:y1="15.223cm" svg:x2="9.69cm" svg:y2="14.588cm">
          <text:p/>
        </draw:line>
        <draw:frame draw:style-name="gr8" draw:text-style-name="P8" draw:layer="layout" svg:width="1.651cm" svg:height="0.569cm" svg:x="9.001cm" svg:y="14.083cm">
          <draw:text-box>
            <text:p><text:span text:style-name="T4">len_up</text:span><text:span text:style-name="T4">d</text:span></text:p>
          </draw:text-box>
        </draw:frame>
        <draw:line draw:style-name="gr21" draw:text-style-name="P5" draw:layer="layout" svg:x1="13.7cm" svg:y1="13.954cm" svg:x2="15.732cm" svg:y2="13.954cm">
          <text:p/>
        </draw:line>
        <draw:line draw:style-name="gr27" draw:text-style-name="P14" draw:layer="layout" svg:x1="8.62cm" svg:y1="12.938cm" svg:x2="8.62cm" svg:y2="10.906cm">
          <text:p/>
        </draw:line>
        <draw:line draw:style-name="gr22" draw:text-style-name="P14" draw:layer="layout" svg:x1="8.62cm" svg:y1="10.879cm" svg:x2="7.985cm" svg:y2="10.879cm">
          <text:p/>
        </draw:line>
        <draw:custom-shape draw:style-name="gr28" draw:text-style-name="P18" draw:layer="layout" svg:width="1.905cm" svg:height="1.016cm" svg:x="6.08cm" svg:y="10.398cm">
          <text:p text:style-name="P17"><text:span text:style-name="T6">Valid = </text:span></text:p>
          <text:p text:style-name="P17"><text:span text:style-name="T6">&amp;byte_enable</text:span></text:p>
          <text:p text:style-name="P17"><text:span text:style-name="T6">||</text:span></text:p>
          <text:p text:style-name="P17"><text:span text:style-name="T6">msg_end</text:span></text:p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7.35cm" svg:y1="5.191cm" svg:x2="7.35cm" svg:y2="3.667cm">
          <text:p/>
        </draw:line>
        <draw:line draw:style-name="gr29" draw:text-style-name="P5" draw:layer="layout" svg:x1="8.65cm" svg:y1="5.191cm" svg:x2="8.65cm" svg:y2="3.667cm">
          <text:p/>
        </draw:line>
        <draw:frame draw:style-name="gr30" draw:text-style-name="P19" draw:layer="layout" svg:width="1.143cm" svg:height="0.725cm" svg:x="6.842cm" svg:y="2.942cm">
          <draw:text-box>
            <text:p><text:span text:style-name="T3">clk</text:span></text:p>
          </draw:text-box>
        </draw:frame>
        <draw:frame draw:style-name="gr30" draw:text-style-name="P19" draw:layer="layout" svg:width="1.493cm" svg:height="0.725cm" svg:x="8.143cm" svg:y="2.943cm">
          <draw:text-box>
            <text:p><text:span text:style-name="T3">rstb</text:span></text:p>
          </draw:text-box>
        </draw:frame>
        <draw:custom-shape draw:style-name="gr25" draw:text-style-name="P16" draw:layer="Layer4" svg:width="1.905cm" svg:height="1.143cm" svg:x="11.601cm" svg:y="15.224cm">
          <text:p text:style-name="P10"><text:span text:style-name="T4">Current Len </text:span></text:p>
          <text:p text:style-name="P10"><text:span text:style-name="T4">Coparaotr</text:span></text:p>
          <draw:enhanced-geometry svg:viewBox="0 0 21600 21600" draw:type="rectangle" draw:enhanced-path="M 0 0 L 21600 0 21600 21600 0 21600 0 0 Z N"/>
        </draw:custom-shape>
        <draw:line draw:style-name="gr31" draw:text-style-name="P14" draw:layer="Layer4" svg:x1="12.049cm" svg:y1="14.589cm" svg:x2="12.049cm" svg:y2="15.224cm">
          <text:p/>
        </draw:line>
        <draw:line draw:style-name="gr31" draw:text-style-name="P14" draw:layer="Layer4" svg:x1="12.938cm" svg:y1="15.224cm" svg:x2="12.938cm" svg:y2="14.589cm">
          <text:p/>
        </draw:line>
        <draw:frame draw:style-name="gr32" draw:text-style-name="P8" draw:layer="Layer4" svg:width="1.778cm" svg:height="0.635cm" svg:x="11.16cm" svg:y="14.081cm">
          <draw:text-box>
            <text:p><text:span text:style-name="T4">msg_le</text:span><text:span text:style-name="T4">n</text:span></text:p>
          </draw:text-box>
        </draw:frame>
        <draw:frame draw:style-name="gr32" draw:text-style-name="P8" draw:layer="Layer4" svg:width="2.159cm" svg:height="0.635cm" svg:x="12.811cm" svg:y="14.716cm">
          <draw:text-box>
            <text:p><text:span text:style-name="T4">compa</text:span><text:span text:style-name="T4">re_out</text:span></text:p>
          </draw:text-box>
        </draw:frame>
      </draw:page>
      <draw:page draw:name="page2" draw:style-name="dp1" draw:master-page-name="Default">
        <draw:custom-shape draw:style-name="gr33" draw:text-style-name="P21" draw:layer="Layer4" svg:width="11.049cm" svg:height="12.573cm" svg:x="7.604cm" svg:y="3.921cm">
          <text:p text:style-name="P20"><text:span text:style-name="T3">Data Selection &amp;</text:span></text:p>
          <text:p text:style-name="P20"><text:span text:style-name="T3">Accumulator w/</text:span></text:p>
          <text:p text:style-name="P20"><text:span text:style-name="T3">data_out register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er4" svg:width="0.889cm" svg:height="9.652cm" svg:x="9.128cm" svg:y="5.953cm">
          <text:p/>
          <draw:enhanced-geometry svg:viewBox="0 0 21600 21600" draw:type="rectangle" draw:enhanced-path="M 0 0 L 21600 0 21600 21600 0 21600 0 0 Z N"/>
        </draw:custom-shape>
        <draw:line draw:style-name="gr27" draw:text-style-name="P14" draw:layer="Layer4" svg:x1="9.128cm" svg:y1="13.573cm" svg:x2="10.017cm" svg:y2="13.573cm">
          <text:p/>
        </draw:line>
        <draw:custom-shape draw:style-name="gr35" draw:text-style-name="P16" draw:layer="Layer4" svg:width="2.032cm" svg:height="2.413cm" svg:x="14.081cm" svg:y="6.08cm">
          <text:p text:style-name="P23"><text:span text:style-name="T4">Accumulator </text:span></text:p>
          <text:p text:style-name="P23"><text:span text:style-name="T4">Index</text:span></text:p>
          <text:p text:style-name="P23"><text:span text:style-name="T4">Counter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er4" svg:width="6.096cm" svg:height="1.016cm" draw:transform="rotate (-1.5706217938697) translate (12.43cm 7.546cm)">
          <text:p text:style-name="P10"><text:span text:style-name="T4"/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14" draw:layer="Layer4" svg:x1="9.128cm" svg:y1="14.589cm" svg:x2="8.366cm" svg:y2="14.589cm">
          <text:p/>
        </draw:line>
        <draw:line draw:style-name="gr27" draw:text-style-name="P14" draw:layer="Layer4" svg:x1="8.366cm" svg:y1="14.589cm" svg:x2="8.366cm" svg:y2="16.113cm">
          <text:p/>
        </draw:line>
        <draw:line draw:style-name="gr27" draw:text-style-name="P14" draw:layer="Layer4" svg:x1="8.366cm" svg:y1="16.113cm" svg:x2="13.827cm" svg:y2="16.113cm">
          <text:p/>
        </draw:line>
        <draw:line draw:style-name="gr27" draw:text-style-name="P14" draw:layer="Layer4" svg:x1="13.827cm" svg:y1="16.113cm" svg:x2="13.827cm" svg:y2="12.43cm">
          <text:p/>
        </draw:line>
        <draw:line draw:style-name="gr37" draw:text-style-name="P14" draw:layer="Layer4" svg:x1="11.414cm" svg:y1="10.525cm" svg:x2="10.017cm" svg:y2="10.525cm">
          <text:p/>
        </draw:line>
        <draw:line draw:style-name="gr27" draw:text-style-name="P14" draw:layer="Layer4" svg:x1="11.922cm" svg:y1="7.35cm" svg:x2="14.081cm" svg:y2="7.35cm">
          <text:p/>
        </draw:line>
        <draw:line draw:style-name="gr37" draw:text-style-name="P14" draw:layer="Layer4" svg:x1="11.922cm" svg:y1="7.35cm" svg:x2="11.922cm" svg:y2="8.366cm">
          <text:p/>
        </draw:line>
        <draw:line draw:style-name="gr37" draw:text-style-name="P14" draw:layer="Layer4" svg:x1="13.827cm" svg:y1="12.43cm" svg:x2="12.43cm" svg:y2="12.43cm">
          <text:p/>
        </draw:line>
        <draw:line draw:style-name="gr37" draw:text-style-name="P14" draw:layer="Layer4" svg:x1="21.066cm" svg:y1="9.763cm" svg:x2="12.43cm" svg:y2="9.763cm">
          <text:p/>
        </draw:line>
        <draw:frame draw:style-name="gr38" draw:text-style-name="P8" draw:layer="Layer4" svg:width="0.508cm" svg:height="4.826cm" svg:x="9.255cm" svg:y="7.604cm">
          <draw:text-box>
            <text:p><text:span text:style-name="T4">OutData </text:span><text:span text:style-name="T4">Buffer</text:span></text:p>
          </draw:text-box>
        </draw:frame>
        <draw:frame draw:style-name="gr39" draw:text-style-name="P8" draw:layer="Layer4" svg:width="1.143cm" svg:height="0.887cm" svg:x="9.128cm" svg:y="14.21cm">
          <draw:text-box>
            <text:p><text:span text:style-name="T4">Spill Buff</text:span></text:p>
          </draw:text-box>
        </draw:frame>
        <draw:line draw:style-name="gr37" draw:text-style-name="P14" draw:layer="Layer4" svg:x1="21.066cm" svg:y1="7.35cm" svg:x2="16.118cm" svg:y2="7.325cm">
          <text:p/>
        </draw:line>
        <draw:frame draw:style-name="gr40" draw:text-style-name="P25" draw:layer="Layer4" svg:width="1.651cm" svg:height="0.569cm" svg:x="18.907cm" svg:y="7.289cm">
          <draw:text-box>
            <text:p text:style-name="P24"><text:span text:style-name="T4">msg_le</text:span><text:span text:style-name="T4">n</text:span></text:p>
          </draw:text-box>
        </draw:frame>
        <draw:frame draw:style-name="gr8" draw:text-style-name="P8" draw:layer="Layer4" svg:width="1.143cm" svg:height="0.569cm" svg:x="19.161cm" svg:y="9.763cm">
          <draw:text-box>
            <text:p><text:span text:style-name="T4">data</text:span></text:p>
          </draw:text-box>
        </draw:frame>
        <draw:line draw:style-name="gr41" draw:text-style-name="P26" draw:layer="Layer4" svg:x1="2.484cm" svg:y1="7.18cm" svg:x2="9.088cm" svg:y2="7.18cm">
          <text:p text:style-name="P12"><text:span text:style-name="T5">byte_</text:span><text:span text:style-name="T5">en[31:</text:span><text:span text:style-name="T5">0]</text:span></text:p>
          <text:p text:style-name="P12"><text:span text:style-name="T5"/></text:p>
        </draw:line>
        <draw:line draw:style-name="gr41" draw:text-style-name="P27" draw:layer="Layer4" svg:x1="2.484cm" svg:y1="8.746cm" svg:x2="9.088cm" svg:y2="8.746cm">
          <text:p text:style-name="P1"><text:span text:style-name="T1">data_out </text:span><text:span text:style-name="T1">[255:0]</text:span></text:p>
          <text:p text:style-name="P1"><text:span text:style-name="T1"/></text:p>
        </draw:line>
        <draw:frame draw:style-name="gr42" draw:text-style-name="P8" draw:layer="Layer4" svg:width="0.508cm" svg:height="3.302cm" svg:x="11.668cm" svg:y="9.128cm">
          <draw:text-box>
            <text:p><text:span text:style-name="T4">D</text:span></text:p>
            <text:p><text:span text:style-name="T4">A</text:span></text:p>
            <text:p><text:span text:style-name="T4">T</text:span></text:p>
            <text:p><text:span text:style-name="T4">AM</text:span></text:p>
            <text:p><text:span text:style-name="T4">U</text:span></text:p>
            <text:p><text:span text:style-name="T4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2T21:24:48.922969106</meta:creation-date>
    <dc:date>2020-08-03T00:54:33.022362091</dc:date>
    <meta:editing-duration>PT4H49M55S</meta:editing-duration>
    <meta:editing-cycles>32</meta:editing-cycles>
    <meta:generator>LibreOffice/6.0.7.3$Linux_X86_64 LibreOffice_project/00m0$Build-3</meta:generator>
    <meta:document-statistic meta:object-count="74"/>
  </office:meta>
</office:document-meta>
</file>